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212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b7b7b7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5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b7b7b7" draw:stroke-linejoin="round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b7b7b7" draw:stroke-linejoin="round" draw:fill="solid" draw:fill-color="#3876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6" svg:stroke-width="0.053cm" svg:stroke-color="#b7b7b7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b7b7b7" draw:stroke-linejoin="round" draw:fill="solid" draw:fill-color="#3876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b7b7b7" draw:stroke-linejoin="round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0.108cm" style:use-optimal-column-width="false"/>
    </style:style>
    <style:style style:name="ro1" style:family="table-row">
      <style:table-row-properties style:row-height="1.058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Economica" fo:font-size="21pt" fo:letter-spacing="normal" fo:font-style="normal" style:text-underline-style="none" fo:font-weight="normal" style:font-name-asian="Economica" style:font-size-asian="21pt" style:font-style-asian="normal" style:font-weight-asian="normal" style:font-name-complex="Economica" style:font-size-complex="21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6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38761d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" fo:font-size="68pt" fo:letter-spacing="normal" fo:font-style="normal" style:text-underline-style="none" fo:font-weight="normal" style:font-name-asian="Economica" style:font-size-asian="68pt" style:font-style-asian="normal" style:font-weight-asian="normal" style:font-name-complex="Economica" style:font-size-complex="6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19pt" fo:letter-spacing="normal" fo:font-style="normal" style:text-underline-style="none" fo:font-weight="normal" style:font-name-asian="Courier New" style:font-size-asian="19pt" style:font-style-asian="normal" style:font-weight-asian="normal" style:font-name-complex="Courier New" style:font-size-complex="19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italic" style:text-underline-style="none" fo:font-weight="normal" style:font-name-asian="Open Sans" style:font-size-asian="14pt" style:font-style-asian="italic" style:font-weight-asian="normal" style:font-name-complex="Open Sans" style:font-size-complex="1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" fo:font-size="16pt" fo:letter-spacing="normal" fo:font-style="normal" style:text-underline-style="none" fo:font-weight="bold" style:font-name-asian="Open Sans" style:font-size-asian="16pt" style:font-style-asian="normal" style:font-weight-asian="bold" style:font-name-complex="Open Sans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pen Sans" fo:font-size="15pt" fo:letter-spacing="normal" fo:font-style="normal" style:text-underline-style="none" fo:font-weight="normal" style:font-name-asian="Open Sans" style:font-size-asian="15pt" style:font-style-asian="normal" style:font-weight-asian="normal" style:font-name-complex="Open Sans" style:font-size-complex="1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pen Sans" fo:font-size="15pt" fo:letter-spacing="normal" fo:font-style="normal" style:text-underline-style="none" fo:font-weight="bold" style:font-name-asian="Open Sans" style:font-size-asian="15pt" style:font-style-asian="normal" style:font-weight-asian="bold" style:font-name-complex="Open Sans" style:font-size-complex="15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Open Sans" style:font-size-asian="20pt" style:font-style-asian="normal" style:font-weight-asian="bold" style:font-name-complex="Open Sans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Open Sans" fo:font-size="16pt" fo:letter-spacing="normal" fo:font-style="italic" style:text-underline-style="none" fo:font-weight="normal" style:font-name-asian="Open Sans" style:font-size-asian="16pt" style:font-style-asian="italic" style:font-weight-asian="normal" style:font-name-complex="Open Sans" style:font-size-complex="16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7" style:family="text">
      <style:text-properties fo:font-variant="normal" fo:text-transform="none" fo:color="#202122" style:text-line-through-style="none" style:text-line-through-type="none" style:text-position="0% 100%" style:font-name="Courier New" fo:font-size="14.5pt" fo:letter-spacing="normal" fo:font-style="normal" style:text-underline-style="none" fo:font-weight="normal" style:font-name-asian="Courier New" style:font-size-asian="14.5pt" style:font-style-asian="normal" style:font-weight-asian="normal" style:font-name-complex="Courier New" style:font-size-complex="14.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9" style:family="text">
      <style:text-properties fo:font-variant="normal" fo:text-transform="none" fo:color="#202124" style:text-line-through-style="none" style:text-line-through-type="none" style:text-position="0% 100%" style:font-name="Courier New" fo:font-size="17.5pt" fo:letter-spacing="normal" fo:font-style="normal" style:text-underline-style="none" fo:font-weight="bold" style:font-name-asian="Courier New" style:font-size-asian="17.5pt" style:font-style-asian="normal" style:font-weight-asian="bold" style:font-name-complex="Courier New" style:font-size-complex="17.5pt" style:font-style-complex="normal" style:font-weight-complex="bold"/>
    </style:style>
    <style:style style:name="T20" style:family="text">
      <style:text-properties fo:font-variant="normal" fo:text-transform="none" fo:color="#202124" style:text-line-through-style="none" style:text-line-through-type="none" style:text-position="0% 100%" style:font-name="Courier New" fo:font-size="12.5pt" fo:letter-spacing="normal" fo:font-style="normal" style:text-underline-style="none" fo:font-weight="bold" style:font-name-asian="Courier New" style:font-size-asian="12.5pt" style:font-style-asian="normal" style:font-weight-asian="bold" style:font-name-complex="Courier New" style:font-size-complex="12.5pt" style:font-style-complex="normal" style:font-weight-complex="bold"/>
    </style:style>
    <style:style style:name="T21" style:family="text">
      <style:text-properties fo:font-variant="normal" fo:text-transform="none" fo:color="#202122" style:text-line-through-style="none" style:text-line-through-type="none" style:text-position="0% 100%" style:font-name="Courier New" fo:font-size="17.5pt" fo:letter-spacing="normal" fo:font-style="normal" style:text-underline-style="none" fo:font-weight="normal" style:font-name-asian="Courier New" style:font-size-asian="17.5pt" style:font-style-asian="normal" style:font-weight-asian="normal" style:font-name-complex="Courier New" style:font-size-complex="17.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71cm" text:min-label-width="0.899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89cm" text:min-label-width="0.881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8.484cm" svg:height="4.269cm" svg:x="8.458cm" svg:y="4.012cm" presentation:class="title" presentation:user-transformed="true">
          <draw:text-box>
            <text:p text:style-name="P1"><text:span text:style-name="T1">Grafos</text:span></text:p>
          </draw:text-box>
        </draw:frame>
        <draw:frame draw:name="Google Shape;63;p13" presentation:style-name="pr2" draw:text-style-name="P3" draw:layer="layout" svg:width="8.484cm" svg:height="1.947cm" svg:x="8.458cm" svg:y="8.657cm" presentation:class="subtitle" presentation:placeholder="true" presentation:user-transformed="true">
          <draw:text-box/>
        </draw:frame>
        <presentation:notes draw:style-name="dp2">
          <draw:page-thumbnail draw:name="Google Shape;59;p:notes" draw:style-name="gr1" draw:layer="layout" svg:width="16.933cm" svg:height="9.524cm" svg:x="1.059cm" svg:y="1.905cm" draw:page-number="1" presentation:class="page"/>
          <draw:frame draw:name="Google Shape;60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inição" draw:style-name="dp1" draw:master-page-name="TITLE_5f_AND_5f_BODY" presentation:presentation-page-layout-name="AL2T1">
        <draw:frame draw:name="Google Shape;68;p14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2">Definição</text:span></text:p>
          </draw:text-box>
        </draw:frame>
        <draw:frame draw:name="Google Shape;69;p14" presentation:style-name="pr5" draw:text-style-name="P7" draw:layer="layout" svg:width="23.667cm" svg:height="2.308cm" svg:x="0.866cm" svg:y="3.403cm" presentation:class="outline" presentation:user-transformed="true">
          <draw:text-box>
            <text:p text:style-name="P6"><text:span text:style-name="T3">Um </text:span><text:span text:style-name="T4">grafo</text:span><text:span text:style-name="T3"> é um conjunto de </text:span><text:span text:style-name="T4">vértices</text:span><text:span text:style-name="T3"> (nós) e um coleção de </text:span><text:span text:style-name="T4">arestas</text:span><text:span text:style-name="T3"> onde cada aresta conecta um par de vértices.</text:span></text:p>
          </draw:text-box>
        </draw:frame>
        <draw:custom-shape draw:name="Google Shape;70;p14" draw:style-name="gr2" draw:text-style-name="P8" xml:id="id1" draw:id="id1" draw:layer="layout" svg:width="0.995cm" svg:height="0.995cm" svg:x="1.845cm" svg:y="6.763cm">
          <text:p text:style-name="P1"><text:span text:style-name="T5">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;p14" draw:style-name="gr2" draw:text-style-name="P8" xml:id="id2" draw:id="id2" draw:layer="layout" svg:width="0.995cm" svg:height="0.995cm" svg:x="1.39cm" svg:y="8.504cm">
          <text:p text:style-name="P1"><text:span text:style-name="T5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2;p14" draw:style-name="gr2" draw:text-style-name="P8" xml:id="id3" draw:id="id3" draw:layer="layout" svg:width="0.995cm" svg:height="0.995cm" svg:x="2.84cm" svg:y="8.02cm">
          <text:p text:style-name="P1"><text:span text:style-name="T5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3;p14" draw:style-name="gr2" draw:text-style-name="P8" xml:id="id4" draw:id="id4" draw:layer="layout" svg:width="0.995cm" svg:height="0.995cm" svg:x="4.113cm" svg:y="6.763cm">
          <text:p text:style-name="P1"><text:span text:style-name="T5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;p14" draw:style-name="gr2" draw:text-style-name="P8" xml:id="id5" draw:id="id5" draw:layer="layout" svg:width="0.995cm" svg:height="0.995cm" svg:x="3.66cm" svg:y="10.056cm">
          <text:p text:style-name="P1"><text:span text:style-name="T5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5;p14" draw:style-name="gr3" draw:text-style-name="P9" xml:id="id6" draw:id="id6" draw:layer="layout" svg:width="0.291cm" svg:height="0.552cm" svg:x="2.695cm" svg:y="7.6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;p14" draw:style-name="gr3" draw:text-style-name="P9" xml:id="id7" draw:id="id7" draw:layer="layout" svg:width="0.6cm" svg:height="0.132cm" draw:transform="rotate (-3.14159265358979) translate (2.986cm 9.0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7;p14" draw:style-name="gr3" draw:text-style-name="P9" xml:id="id8" draw:id="id8" draw:layer="layout" svg:width="0.567cm" svg:height="0.552cm" draw:transform="rotate (-3.14159265358979) translate (4.257cm 8.16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;p14" draw:style-name="gr3" draw:text-style-name="P9" xml:id="id9" draw:id="id9" draw:layer="layout" svg:width="0.818cm" svg:height="1.039cm" svg:x="3.338cm" svg:y="9.0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;p14" draw:style-name="gr3" draw:text-style-name="P9" xml:id="id10" draw:id="id10" draw:layer="layout" svg:width="0.454cm" svg:height="1.036cm" svg:x="1.535cm" svg:y="7.6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0;p14" draw:style-name="gr4" draw:text-style-name="P8" xml:id="id11" draw:id="id11" draw:layer="layout" svg:width="17.127cm" svg:height="2.921cm" svg:x="7.231cm" svg:y="6.968cm">
          <text:p text:style-name="P5"><text:span text:style-name="T6">V = {0,1,2,3,4}</text:span></text:p>
          <text:p text:style-name="P5"><text:span text:style-name="T6">E = {{0,1}, {0,2}, {1,2}, {2,3}, {2,4}}</text:span></text:p>
          <text:p text:style-name="P5"><text:span text:style-name="T6">G = {V, E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Google Shape;65;gc8f4a5eb0d_0_53:notes" draw:style-name="gr1" draw:layer="layout" svg:width="16.932cm" svg:height="9.524cm" svg:x="1.059cm" svg:y="1.905cm" draw:page-number="2" presentation:class="page"/>
          <draw:frame draw:name="Google Shape;66;gc8f4a5eb0d_0_53:notes" presentation:style-name="pr6" draw:text-style-name="P11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10"><text:span text:style-name="T7">Algorithms, Sedgewick</text:span></text:p>
                </text:list-item>
              </text:list>
            </draw:text-box>
          </draw:frame>
        </presentation:notes>
      </draw:page>
      <draw:page draw:name="Aplicações" draw:style-name="dp1" draw:master-page-name="TITLE_5f_AND_5f_BODY" presentation:presentation-page-layout-name="AL2T1">
        <draw:frame draw:name="Google Shape;85;p15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2">Aplicações</text:span></text:p>
          </draw:text-box>
        </draw:frame>
        <draw:frame draw:name="Google Shape;86;p15" presentation:style-name="pr5" draw:text-style-name="P7" draw:layer="layout" svg:width="23.667cm" svg:height="9.316cm" svg:x="0.866cm" svg:y="3.403cm" presentation:class="outline" presentation:user-transformed="true">
          <draw:text-box>
            <text:list text:style-name="L5">
              <text:list-item>
                <text:p xml:id="id12" text:id="id12" text:style-name="P12"><text:span text:style-name="T3">Mapas</text:span></text:p>
              </text:list-item>
            </text:list>
            <text:list text:style-name="L6">
              <text:list-item>
                <text:list>
                  <text:list-item>
                    <text:p xml:id="id13" text:id="id13" text:style-name="P12"><text:span text:style-name="T8">Caminhos mais curtos</text:span></text:p>
                  </text:list-item>
                </text:list>
              </text:list-item>
              <text:list-item>
                <text:p xml:id="id14" text:id="id14" text:style-name="P12"><text:span text:style-name="T3">Conteúdo da Web</text:span></text:p>
                <text:list>
                  <text:list-item>
                    <text:p xml:id="id15" text:id="id15" text:style-name="P12"><text:span text:style-name="T8">Algoritmos de busca</text:span></text:p>
                  </text:list-item>
                </text:list>
              </text:list-item>
              <text:list-item>
                <text:p xml:id="id16" text:id="id16" text:style-name="P12"><text:span text:style-name="T3">Circuitos</text:span></text:p>
                <text:list>
                  <text:list-item>
                    <text:p xml:id="id17" text:id="id17" text:style-name="P12"><text:span text:style-name="T8">Projeto de </text:span><text:span text:style-name="T9">chips</text:span></text:p>
                  </text:list-item>
                </text:list>
              </text:list-item>
              <text:list-item>
                <text:p xml:id="id18" text:id="id18" text:style-name="P12"><text:span text:style-name="T3">Redes de computadores</text:span></text:p>
                <text:list>
                  <text:list-item>
                    <text:p xml:id="id19" text:id="id19" text:style-name="P12"><text:span text:style-name="T8">Otimização</text:span></text:p>
                  </text:list-item>
                </text:list>
              </text:list-item>
              <text:list-item>
                <text:p xml:id="id20" text:id="id20" text:style-name="P12"><text:span text:style-name="T3">Redes sociais</text:span></text:p>
                <text:list>
                  <text:list-item>
                    <text:p xml:id="id21" text:id="id21" text:style-name="P12"><text:span text:style-name="T8">Sugestão de novos amigos do Facebook</text:span></text:p>
                  </text:list-item>
                </text:list>
              </text:list-item>
              <text:list-item>
                <text:p xml:id="id22" text:id="id22" text:style-name="P12"><text:span text:style-name="T3">Software</text:span></text:p>
                <text:list>
                  <text:list-item>
                    <text:p xml:id="id23" text:id="id23" text:style-name="P12"><text:span text:style-name="T8">Compilador usa grafos para mapear os componentes do sistema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82;gc8f4a5eb0d_0_69:notes" draw:style-name="gr1" draw:layer="layout" svg:width="16.932cm" svg:height="9.524cm" svg:x="1.059cm" svg:y="1.905cm" draw:page-number="3" presentation:class="page"/>
          <draw:frame draw:name="Google Shape;83;gc8f4a5eb0d_0_69:notes" presentation:style-name="pr6" draw:text-style-name="P11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10"><text:span text:style-name="T7">Sedgewick, Algorithms</text:span></text:p>
                </text:list-item>
              </text:list>
            </draw:text-box>
          </draw:frame>
        </presentation:notes>
      </draw:page>
      <draw:page draw:name="page4" draw:style-name="dp1" draw:master-page-name="BLANK">
        <draw:custom-shape draw:name="Google Shape;91;p16" draw:style-name="gr5" draw:text-style-name="P9" draw:layer="layout" svg:width="1.687cm" svg:height="0.821cm" svg:x="11.553cm" svg:y="7.1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6" draw:style-name="gr5" draw:text-style-name="P9" draw:layer="layout" svg:width="1.65cm" svg:height="1.097cm" svg:x="11.394cm" svg:y="8.54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6;p16" draw:style-name="gr5" draw:text-style-name="P9" draw:layer="layout" svg:width="1.46cm" svg:height="1.673cm" draw:transform="rotate (-3.14159265358979) translate (11.197cm 11.84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8;p16" draw:style-name="gr5" draw:text-style-name="P9" draw:layer="layout" svg:width="1.254cm" svg:height="2.24cm" svg:x="8.005cm" svg:y="9.8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16" draw:style-name="gr5" draw:text-style-name="P9" draw:layer="layout" svg:width="0.307cm" svg:height="1.769cm" draw:transform="rotate (-3.14159265358979) translate (5.12cm 9.36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3;p16" draw:style-name="gr6" draw:text-style-name="P9" draw:layer="layout" svg:width="0.307cm" svg:height="1.769cm" svg:x="4.812cm" svg:y="7.5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4;p16" draw:style-name="gr5" draw:text-style-name="P9" draw:layer="layout" svg:width="0.5cm" svg:height="0.837cm" draw:transform="rotate (-3.14159265358979) translate (2.629cm 10.7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7;p16" draw:style-name="gr5" draw:text-style-name="P9" draw:layer="layout" svg:width="1.512cm" svg:height="1.054cm" draw:transform="rotate (-3.14159265358979) translate (4.617cm 10.9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8;p16" draw:style-name="gr5" draw:text-style-name="P9" draw:layer="layout" svg:width="1.74cm" svg:height="0.217cm" svg:x="3.104cm" svg:y="7.0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;p16" draw:style-name="gr5" draw:text-style-name="P9" draw:layer="layout" svg:width="0.697cm" svg:height="2.077cm" draw:transform="rotate (-3.14159265358979) translate (2.627cm 9.36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1;p16" draw:style-name="gr4" draw:text-style-name="P8" draw:layer="layout" svg:width="22.865cm" svg:height="3.087cm" svg:x="1.962cm" svg:y="0.995cm">
          <text:p text:style-name="P13"><text:span text:style-name="T10">Definições</text:span></text:p>
          <text:list text:style-name="L7">
            <text:list-item>
              <text:p text:style-name="P13"><text:span text:style-name="T11">Um </text:span><text:span text:style-name="T12">caminho </text:span><text:span text:style-name="T11">em um grafo é um sequência de vértices conectados por arestas.</text:span></text:p>
            </text:list-item>
            <text:list-item>
              <text:p text:style-name="P13"><text:span text:style-name="T11">Um </text:span><text:span text:style-name="T12">ciclo</text:span><text:span text:style-name="T11"> é um caminho com uma aresta em que o primeiro e último vértices são os mesmos.</text:span></text:p>
            </text:list-item>
            <text:list-item>
              <text:p text:style-name="P13"><text:span text:style-name="T11">O </text:span><text:span text:style-name="T12">comprimento</text:span><text:span text:style-name="T11"> de um caminho ou ciclo é o número de arest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6" draw:style-name="gr7" draw:text-style-name="P14" draw:layer="layout" svg:width="0.556cm" svg:height="0.614cm" svg:x="2.547cm" svg:y="6.763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;p16" draw:style-name="gr7" draw:text-style-name="P14" draw:layer="layout" svg:width="0.556cm" svg:height="0.614cm" svg:x="4.844cm" svg:y="6.982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;p16" draw:style-name="gr7" draw:text-style-name="P14" draw:layer="layout" svg:width="0.556cm" svg:height="0.614cm" svg:x="4.536cm" svg:y="9.366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5;p16" draw:style-name="gr7" draw:text-style-name="P14" draw:layer="layout" svg:width="0.556cm" svg:height="0.614cm" svg:x="2.547cm" svg:y="10.639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6;p16" draw:style-name="gr7" draw:text-style-name="P14" draw:layer="layout" svg:width="0.556cm" svg:height="0.614cm" svg:x="1.653cm" svg:y="9.366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;p16" draw:style-name="gr6" draw:text-style-name="P9" draw:layer="layout" svg:width="0.697cm" svg:height="2.077cm" draw:transform="rotate (-3.14159265358979) translate (2.627cm 9.36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3;p16" draw:style-name="gr6" draw:text-style-name="P9" draw:layer="layout" svg:width="1.74cm" svg:height="0.217cm" svg:x="3.104cm" svg:y="7.0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4;p16" draw:style-name="gr6" draw:text-style-name="P9" draw:layer="layout" svg:width="1.512cm" svg:height="1.054cm" svg:x="3.104cm" svg:y="9.8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5;p16" draw:style-name="gr6" draw:text-style-name="P9" draw:layer="layout" svg:width="0.5cm" svg:height="0.837cm" draw:transform="rotate (-3.14159265358979) translate (2.629cm 10.7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6;p16" draw:style-name="gr6" draw:text-style-name="P9" draw:layer="layout" svg:width="1.902cm" svg:height="3.222cm" draw:transform="rotate (-3.14159265358979) translate (4.926cm 10.72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7;p16" draw:style-name="gr8" draw:text-style-name="P9" draw:layer="layout" svg:width="0.062cm" svg:height="1.211cm" draw:transform="rotate (-3.14159265358979) translate (3.923cm 11.7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8;p16" draw:style-name="gr9" draw:text-style-name="P8" draw:layer="layout" svg:width="4.391cm" svg:height="1.693cm" svg:x="1.665cm" svg:y="11.751cm">
          <text:p text:style-name="P1"><text:span text:style-name="T8">ciclo de comprimento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6" draw:style-name="gr7" draw:text-style-name="P14" draw:layer="layout" svg:width="0.556cm" svg:height="0.614cm" svg:x="8.195cm" svg:y="6.673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9;p16" draw:style-name="gr7" draw:text-style-name="P14" draw:layer="layout" svg:width="0.556cm" svg:height="0.614cm" svg:x="7.727cm" svg:y="9.203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;p16" draw:style-name="gr7" draw:text-style-name="P14" draw:layer="layout" svg:width="0.556cm" svg:height="0.614cm" svg:x="11.078cm" svg:y="6.673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5;p16" draw:style-name="gr7" draw:text-style-name="P14" draw:layer="layout" svg:width="0.556cm" svg:height="0.614cm" svg:x="10.919cm" svg:y="9.552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7;p16" draw:style-name="gr7" draw:text-style-name="P14" draw:layer="layout" svg:width="0.556cm" svg:height="0.614cm" svg:x="9.261cm" svg:y="11.751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3;p16" draw:style-name="gr7" draw:text-style-name="P14" draw:layer="layout" svg:width="0.556cm" svg:height="0.614cm" svg:x="12.963cm" svg:y="8.02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0;p16" draw:style-name="gr6" draw:text-style-name="P9" draw:layer="layout" svg:width="2.634cm" svg:height="0.162cm" draw:transform="rotate (-3.14159265358979) translate (7.727cm 9.6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1;p16" draw:style-name="gr6" draw:text-style-name="P9" draw:layer="layout" svg:width="0.467cm" svg:height="1.914cm" draw:transform="rotate (-3.14159265358979) translate (8.472cm 9.20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2;p16" draw:style-name="gr6" draw:text-style-name="P9" draw:layer="layout" svg:width="1.687cm" svg:height="0.821cm" draw:transform="rotate (-3.14159265358979) translate (13.235cm 8.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3;p16" draw:style-name="gr6" draw:text-style-name="P9" draw:layer="layout" svg:width="2.329cm" svg:height="2.443cm" draw:transform="rotate (-3.14159265358979) translate (11cm 9.6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;p16" draw:style-name="gr6" draw:text-style-name="P9" draw:layer="layout" svg:width="1.46cm" svg:height="1.673cm" draw:transform="rotate (-3.14159265358979) translate (11.197cm 11.84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5;p16" draw:style-name="gr6" draw:text-style-name="P9" draw:layer="layout" svg:width="1.65cm" svg:height="1.097cm" draw:transform="rotate (-3.14159265358979) translate (13.045cm 9.6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6;p16" draw:style-name="gr6" draw:text-style-name="P9" draw:layer="layout" svg:width="2.326cm" svg:height="0.001cm" svg:x="8.752cm" svg:y="6.9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6" draw:style-name="gr6" draw:text-style-name="P9" draw:layer="layout" svg:width="1.254cm" svg:height="2.24cm" draw:transform="rotate (-3.14159265358979) translate (9.261cm 12.0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8;p16" draw:style-name="gr6" draw:text-style-name="P9" draw:layer="layout" svg:width="2.634cm" svg:height="0.348cm" svg:x="8.284cm" svg:y="9.5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16" draw:style-name="gr8" draw:text-style-name="P9" draw:layer="layout" svg:width="1.168cm" svg:height="1.474cm" draw:transform="rotate (-3.14159265358979) translate (13.406cm 10.7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16" draw:style-name="gr9" draw:text-style-name="P8" draw:layer="layout" svg:width="4.391cm" svg:height="1.693cm" svg:x="11.21cm" svg:y="10.729cm">
          <text:p text:style-name="P1"><text:span text:style-name="T8">caminho de comprimento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6" draw:style-name="gr8" draw:text-style-name="P9" draw:layer="layout" svg:width="2.715cm" svg:height="0.497cm" svg:x="11.552cm" svg:y="6.2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2;p16" draw:style-name="gr9" draw:text-style-name="P8" draw:layer="layout" svg:width="2.067cm" svg:height="1.101cm" svg:x="14.27cm" svg:y="5.71cm">
          <text:p text:style-name="P1"><text:span text:style-name="T8">vért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6" draw:style-name="gr9" draw:text-style-name="P8" draw:layer="layout" svg:width="2.715cm" svg:height="1.101cm" svg:x="5.471cm" svg:y="10.511cm">
          <text:p text:style-name="P1"><text:span text:style-name="T8">ares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6" draw:style-name="gr8" draw:text-style-name="P9" draw:layer="layout" svg:width="0.062cm" svg:height="0.957cm" draw:transform="rotate (-3.14159265358979) translate (6.893cm 10.51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5;p16" draw:style-name="gr9" draw:text-style-name="P8" draw:layer="layout" svg:width="2.715cm" svg:height="1.693cm" svg:x="5.052cm" svg:y="4.963cm">
          <text:p text:style-name="P1"><text:span text:style-name="T8">vértice de grau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6" draw:style-name="gr8" draw:text-style-name="P9" draw:layer="layout" svg:width="0.508cm" svg:height="0.944cm" svg:x="7.768cm" svg:y="5.8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6" draw:style-name="gr4" draw:text-style-name="P8" draw:layer="layout" svg:width="8.46cm" svg:height="1.693cm" svg:x="16.337cm" svg:y="7.672cm">
          <text:list text:style-name="L8">
            <text:list-item>
              <text:p text:style-name="P15"><text:span text:style-name="T13">Grau </text:span><text:span text:style-name="T8">é o número de arestas a que um vértice pertenc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;gc8f4a5eb0d_0_74:notes" draw:style-name="gr1" draw:layer="layout" svg:width="16.932cm" svg:height="9.524cm" svg:x="1.059cm" svg:y="1.905cm" draw:page-number="4" presentation:class="page"/>
          <draw:frame draw:name="Google Shape;89;gc8f4a5eb0d_0_7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Google Shape;142;p17" draw:style-name="gr6" draw:text-style-name="P9" draw:layer="layout" svg:width="1.687cm" svg:height="0.821cm" draw:transform="rotate (-3.14159265358979) translate (21.31cm 5.17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3;p17" draw:style-name="gr6" draw:text-style-name="P9" draw:layer="layout" svg:width="1.65cm" svg:height="1.097cm" draw:transform="rotate (-3.14159265358979) translate (21.12cm 6.7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6;p17" draw:style-name="gr6" draw:text-style-name="P9" draw:layer="layout" svg:width="1.46cm" svg:height="1.673cm" draw:transform="rotate (-3.14159265358979) translate (19.272cm 8.9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8;p17" draw:style-name="gr6" draw:text-style-name="P9" draw:layer="layout" svg:width="1.254cm" svg:height="2.24cm" draw:transform="rotate (-3.14159265358979) translate (17.336cm 9.2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17" draw:style-name="gr6" draw:text-style-name="P9" draw:layer="layout" svg:width="0.5cm" svg:height="0.837cm" draw:transform="rotate (-3.14159265358979) translate (5cm 8.2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17" draw:style-name="gr6" draw:text-style-name="P9" draw:layer="layout" svg:width="1.512cm" svg:height="1.054cm" svg:x="5.475cm" svg:y="7.4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5;p17" draw:style-name="gr6" draw:text-style-name="P9" draw:layer="layout" svg:width="0.307cm" svg:height="1.769cm" svg:x="7.184cm" svg:y="5.1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7;p17" draw:style-name="gr6" draw:text-style-name="P9" draw:layer="layout" svg:width="1.74cm" svg:height="0.217cm" svg:x="5.475cm" svg:y="4.6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17" draw:style-name="gr6" draw:text-style-name="P9" draw:layer="layout" svg:width="0.697cm" svg:height="2.077cm" draw:transform="rotate (-3.14159265358979) translate (4.998cm 6.93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17" draw:style-name="gr7" draw:text-style-name="P14" draw:layer="layout" svg:width="0.556cm" svg:height="0.614cm" svg:x="4.919cm" svg:y="4.333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17" draw:style-name="gr7" draw:text-style-name="P14" draw:layer="layout" svg:width="0.556cm" svg:height="0.614cm" svg:x="7.216cm" svg:y="4.551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4;p17" draw:style-name="gr7" draw:text-style-name="P14" draw:layer="layout" svg:width="0.556cm" svg:height="0.614cm" svg:x="6.907cm" svg:y="6.936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1;p17" draw:style-name="gr7" draw:text-style-name="P14" draw:layer="layout" svg:width="0.556cm" svg:height="0.614cm" svg:x="4.919cm" svg:y="8.209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2;p17" draw:style-name="gr7" draw:text-style-name="P14" draw:layer="layout" svg:width="0.556cm" svg:height="0.614cm" svg:x="4.025cm" svg:y="6.936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0;p17" draw:style-name="gr6" draw:text-style-name="P9" draw:layer="layout" svg:width="1.902cm" svg:height="3.222cm" draw:transform="rotate (-3.14159265358979) translate (7.297cm 8.2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1;p17" draw:style-name="gr4" draw:text-style-name="P8" draw:layer="layout" svg:width="2.412cm" svg:height="1.101cm" svg:x="5.025cm" svg:y="2.679cm">
          <text:p text:style-name="P1"><text:span text:style-name="T13">Pes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7" draw:style-name="gr4" draw:text-style-name="P8" draw:layer="layout" svg:width="3.847cm" svg:height="1.356cm" svg:x="10.435cm" svg:y="0.614cm">
          <text:p text:style-name="P1"><text:span text:style-name="T14">Ares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7" draw:style-name="gr4" draw:text-style-name="P8" draw:layer="layout" svg:width="0.697cm" svg:height="1.101cm" svg:x="3.802cm" svg:y="4.948cm">
          <text:p text:style-name="P5"><text:span text:style-name="T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7" draw:style-name="gr4" draw:text-style-name="P8" draw:layer="layout" svg:width="1.321cm" svg:height="1.101cm" svg:x="5.895cm" svg:y="3.878cm">
          <text:p text:style-name="P5"><text:span text:style-name="T8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7" draw:style-name="gr4" draw:text-style-name="P8" draw:layer="layout" svg:width="1.321cm" svg:height="1.101cm" svg:x="5.817cm" svg:y="5.669cm">
          <text:p text:style-name="P5"><text:span text:style-name="T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7" draw:style-name="gr4" draw:text-style-name="P8" draw:layer="layout" svg:width="1.197cm" svg:height="1.101cm" svg:x="7.439cm" svg:y="5.67cm">
          <text:p text:style-name="P5"><text:span text:style-name="T8">8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7" draw:style-name="gr4" draw:text-style-name="P8" draw:layer="layout" svg:width="1.197cm" svg:height="1.101cm" svg:x="6.099cm" svg:y="7.96cm">
          <text:p text:style-name="P5"><text:span text:style-name="T8">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7" draw:style-name="gr4" draw:text-style-name="P8" draw:layer="layout" svg:width="1.197cm" svg:height="1.101cm" svg:x="3.704cm" svg:y="7.551cm">
          <text:p text:style-name="P5"><text:span text:style-name="T8">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7" draw:style-name="gr4" draw:text-style-name="P8" draw:layer="layout" svg:width="9.397cm" svg:height="2.285cm" svg:x="0.908cm" svg:y="9.662cm">
          <text:p text:style-name="P13"><text:span text:style-name="T8">Exemplo: Cada aresta pode representar o número de vezes que dois personagens se encontraram em um obra de fic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7" draw:style-name="gr7" draw:text-style-name="P14" draw:layer="layout" svg:width="0.556cm" svg:height="0.614cm" svg:x="16.271cm" svg:y="3.824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9;p17" draw:style-name="gr7" draw:text-style-name="P14" draw:layer="layout" svg:width="0.556cm" svg:height="0.614cm" svg:x="15.802cm" svg:y="6.354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1;p17" draw:style-name="gr7" draw:text-style-name="P14" draw:layer="layout" svg:width="0.556cm" svg:height="0.614cm" svg:x="19.153cm" svg:y="3.824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17" draw:style-name="gr7" draw:text-style-name="P14" draw:layer="layout" svg:width="0.556cm" svg:height="0.614cm" svg:x="18.994cm" svg:y="6.703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7;p17" draw:style-name="gr7" draw:text-style-name="P14" draw:layer="layout" svg:width="0.556cm" svg:height="0.614cm" svg:x="17.336cm" svg:y="8.902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5;p17" draw:style-name="gr7" draw:text-style-name="P14" draw:layer="layout" svg:width="0.556cm" svg:height="0.614cm" svg:x="21.038cm" svg:y="5.171cm">
          <text:p text:style-name="P5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2;p17" draw:style-name="gr6" draw:text-style-name="P9" draw:layer="layout" svg:width="0.467cm" svg:height="1.914cm" draw:transform="rotate (-3.14159265358979) translate (16.547cm 6.3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3;p17" draw:style-name="gr6" draw:text-style-name="P9" draw:layer="layout" svg:width="2.329cm" svg:height="2.443cm" draw:transform="rotate (-3.14159265358979) translate (19.075cm 6.7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;p17" draw:style-name="gr6" draw:text-style-name="P9" draw:layer="layout" svg:width="2.326cm" svg:height="0.001cm" svg:x="16.827cm" svg:y="4.1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;p17" draw:style-name="gr6" draw:text-style-name="P9" draw:layer="layout" svg:width="2.634cm" svg:height="0.348cm" svg:x="16.359cm" svg:y="6.6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6;p17" draw:style-name="gr4" draw:text-style-name="P8" draw:layer="layout" svg:width="4.647cm" svg:height="1.101cm" svg:x="16.359cm" svg:y="1.982cm">
          <text:p text:style-name="P1"><text:span text:style-name="T13">Compri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7" draw:style-name="gr4" draw:text-style-name="P8" draw:layer="layout" svg:width="1.65cm" svg:height="1.101cm" svg:x="14.788cm" svg:y="4.923cm">
          <text:p text:style-name="P5"><text:span text:style-name="T8">1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17" draw:style-name="gr4" draw:text-style-name="P8" draw:layer="layout" svg:width="1.321cm" svg:height="1.101cm" svg:x="15.634cm" svg:y="7.463cm">
          <text:p text:style-name="P5"><text:span text:style-name="T8">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17" draw:style-name="gr4" draw:text-style-name="P8" draw:layer="layout" svg:width="1.321cm" svg:height="1.101cm" svg:x="18.388cm" svg:y="7.96cm">
          <text:p text:style-name="P5"><text:span text:style-name="T8">5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17" draw:style-name="gr4" draw:text-style-name="P8" draw:layer="layout" svg:width="1.321cm" svg:height="1.101cm" svg:x="19.988cm" svg:y="6.034cm">
          <text:p text:style-name="P5"><text:span text:style-name="T8">8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7" draw:style-name="gr4" draw:text-style-name="P8" draw:layer="layout" svg:width="1.902cm" svg:height="1.101cm" svg:x="19.988cm" svg:y="3.839cm">
          <text:p text:style-name="P5"><text:span text:style-name="T8">2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7" draw:style-name="gr4" draw:text-style-name="P8" draw:layer="layout" svg:width="1.321cm" svg:height="1.101cm" svg:x="17.25cm" svg:y="3.166cm">
          <text:p text:style-name="P5"><text:span text:style-name="T8">7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17" draw:style-name="gr4" draw:text-style-name="P8" draw:layer="layout" svg:width="1.321cm" svg:height="1.101cm" svg:x="18.031cm" svg:y="4.914cm">
          <text:p text:style-name="P5"><text:span text:style-name="T8">4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17" draw:style-name="gr4" draw:text-style-name="P8" draw:layer="layout" svg:width="1.321cm" svg:height="1.101cm" svg:x="16.827cm" svg:y="5.961cm">
          <text:p text:style-name="P5"><text:span text:style-name="T8">4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7" draw:style-name="gr4" draw:text-style-name="P8" draw:layer="layout" svg:width="9.397cm" svg:height="1.693cm" svg:x="14.573cm" svg:y="10.145cm">
          <text:p text:style-name="P13"><text:span text:style-name="T8">Exemplo: Cada aresta pode representar a distância entre duas cidad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9;gc8f4a5eb0d_0_130:notes" draw:style-name="gr1" draw:layer="layout" svg:width="16.932cm" svg:height="9.524cm" svg:x="1.059cm" svg:y="1.905cm" draw:page-number="5" presentation:class="page"/>
          <draw:frame draw:name="Google Shape;140;gc8f4a5eb0d_0_13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s" draw:style-name="dp1" draw:master-page-name="SECTION_5f_HEADER">
        <draw:frame draw:name="Google Shape;190;p18" presentation:style-name="pr9" draw:text-style-name="P2" draw:layer="layout" svg:width="21.101cm" svg:height="4.251cm" svg:x="2.149cm" svg:y="5.018cm" presentation:class="title" presentation:user-transformed="true">
          <draw:text-box>
            <text:p text:style-name="P1"><text:span text:style-name="T2">Algoritmos</text:span></text:p>
          </draw:text-box>
        </draw:frame>
        <presentation:notes draw:style-name="dp2">
          <draw:page-thumbnail draw:name="Google Shape;187;gc8f4a5eb0d_0_230:notes" draw:style-name="gr1" draw:layer="layout" svg:width="16.932cm" svg:height="9.524cm" svg:x="1.059cm" svg:y="1.905cm" draw:page-number="6" presentation:class="page"/>
          <draw:frame draw:name="Google Shape;188;gc8f4a5eb0d_0_23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ca em profundidade" draw:style-name="dp1" draw:master-page-name="TITLE_5f_ONLY" presentation:presentation-page-layout-name="AL3T19">
        <draw:frame draw:name="Google Shape;195;p19" presentation:style-name="pr11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2">Busca em profundidade</text:span></text:p>
          </draw:text-box>
        </draw:frame>
        <draw:custom-shape draw:name="Google Shape;196;p19" draw:style-name="gr4" draw:text-style-name="P8" draw:layer="layout" svg:width="7.552cm" svg:height="1.185cm" svg:x="17.684cm" svg:y="0.347cm">
          <text:p text:style-name="P5"><text:span text:style-name="T15">Depth-First Search (DF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19" draw:style-name="standard" draw:layer="layout" svg:width="20.107cm" svg:height="6.912cm" svg:x="2.06cm" svg:y="3.778cm">
          <table:table>
            <table:table-column table:style-name="co1"/>
            <table:table-row table:style-name="ro1">
              <table:table-cell table:style-name="ce1">
                <text:p text:style-name="P5"><text:span text:style-name="T16">procedimento dfs(G, v):</text:span></text:p>
                <text:p text:style-name="P5"><text:span text:style-name="T16"><text:s text:c="10"/></text:span><text:span text:style-name="T17">∀ </text:span><text:span text:style-name="T17">v </text:span><text:span text:style-name="T16">∈ </text:span><text:span text:style-name="T18">V</text:span><text:span text:style-name="T16">:</text:span></text:p>
                <text:p text:style-name="P5"><text:span text:style-name="T16"><text:s text:c="17"/></text:span><text:span text:style-name="T16">visitado(v) ← falso</text:span></text:p>
                <text:p text:style-name="P5"><text:span text:style-name="T16"/></text:p>
                <text:p text:style-name="P5"><text:span text:style-name="T16"><text:s text:c="10"/></text:span><text:span text:style-name="T17">∀ </text:span><text:span text:style-name="T17">v </text:span><text:span text:style-name="T16">∈ </text:span><text:span text:style-name="T18">V</text:span><text:span text:style-name="T16">:</text:span></text:p>
                <text:p text:style-name="P5"><text:span text:style-name="T16"><text:s text:c="16"/></text:span><text:span text:style-name="T16">se </text:span><text:span text:style-name="T19">¬</text:span><text:span text:style-name="T20"> </text:span><text:span text:style-name="T16">visitado(v):</text:span></text:p>
                <text:p text:style-name="P5"><text:span text:style-name="T16"><text:s text:c="24"/></text:span><text:span text:style-name="T16">visitado(v) ← verdadeiro</text:span></text:p>
                <text:p text:style-name="P5"><text:span text:style-name="T16"><text:s text:c="24"/></text:span><text:span text:style-name="T17">∀</text:span><text:span text:style-name="T21"> </text:span><text:span text:style-name="T21">{v,w} </text:span><text:span text:style-name="T16">∈ </text:span><text:span text:style-name="T18">E</text:span><text:span text:style-name="T16">:</text:span></text:p>
                <text:p text:style-name="P5"><text:span text:style-name="T16"><text:s text:c="33"/></text:span><text:span text:style-name="T16">dfs(G, w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92;gc8f4a5eb0d_0_234:notes" draw:style-name="gr1" draw:layer="layout" svg:width="16.932cm" svg:height="9.524cm" svg:x="1.059cm" svg:y="1.905cm" draw:page-number="7" presentation:class="page"/>
          <draw:frame draw:name="Google Shape;193;gc8f4a5eb0d_0_23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ca em profundidade" draw:style-name="dp1" draw:master-page-name="TITLE_5f_ONLY" presentation:presentation-page-layout-name="AL3T19">
        <draw:custom-shape draw:name="Google Shape;202;p20" draw:style-name="gr10" draw:text-style-name="P16" draw:layer="layout" svg:width="1.638cm" svg:height="1.58cm" svg:x="6.361cm" svg:y="8.725cm">
          <text:p text:style-name="P1"><text:span text:style-name="T22">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3;p20" draw:style-name="gr10" draw:text-style-name="P16" draw:layer="layout" svg:width="1.638cm" svg:height="1.58cm" svg:x="8.238cm" svg:y="6.103cm">
          <text:p text:style-name="P1"><text:span text:style-name="T22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04;p20" presentation:style-name="pr11" draw:text-style-name="P2" draw:layer="layout" svg:width="13.274cm" svg:height="2.308cm" svg:x="0.866cm" svg:y="0.878cm" presentation:class="title" presentation:user-transformed="true">
          <draw:text-box>
            <text:p text:style-name="P5"><text:span text:style-name="T2">Busca em profundidade</text:span></text:p>
          </draw:text-box>
        </draw:frame>
        <draw:custom-shape draw:name="Google Shape;205;p20" draw:style-name="gr4" draw:text-style-name="P8" draw:layer="layout" svg:width="7.552cm" svg:height="1.185cm" svg:x="17.684cm" svg:y="0.347cm">
          <text:p text:style-name="P5"><text:span text:style-name="T15">Depth-First Search (DF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0" draw:style-name="gr10" draw:text-style-name="P16" draw:layer="layout" svg:width="1.638cm" svg:height="1.58cm" svg:x="10.364cm" svg:y="3.484cm">
          <text:p text:style-name="P1"><text:span text:style-name="T22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7;p20" draw:style-name="gr11" draw:text-style-name="P17" xml:id="id24" draw:id="id24" draw:layer="layout" svg:width="1.638cm" svg:height="1.58cm" svg:x="10.364cm" svg:y="3.484cm">
          <text:p text:style-name="P1"><text:span text:style-name="T23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8;p20" draw:style-name="gr11" draw:text-style-name="P17" xml:id="id26" draw:id="id26" draw:layer="layout" svg:width="1.638cm" svg:height="1.58cm" svg:x="8.238cm" svg:y="6.103cm">
          <text:p text:style-name="P1"><text:span text:style-name="T23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9;p20" draw:style-name="gr11" draw:text-style-name="P17" xml:id="id28" draw:id="id28" draw:layer="layout" svg:width="1.638cm" svg:height="1.58cm" svg:x="6.361cm" svg:y="8.725cm">
          <text:p text:style-name="P1"><text:span text:style-name="T23">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0;p20" draw:style-name="gr10" draw:text-style-name="P16" draw:layer="layout" svg:width="1.638cm" svg:height="1.58cm" svg:x="9.877cm" svg:y="8.725cm">
          <text:p text:style-name="P1"><text:span text:style-name="T22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1;p20" draw:style-name="gr10" draw:text-style-name="P16" draw:layer="layout" svg:width="1.638cm" svg:height="1.58cm" svg:x="15.046cm" svg:y="5.313cm">
          <text:p text:style-name="P1"><text:span text:style-name="T22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2;p20" draw:style-name="gr11" draw:text-style-name="P17" xml:id="id33" draw:id="id33" draw:layer="layout" svg:width="1.638cm" svg:height="1.58cm" svg:x="9.877cm" svg:y="8.725cm">
          <text:p text:style-name="P1"><text:span text:style-name="T23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3;p20" draw:style-name="gr12" draw:text-style-name="P9" draw:layer="layout" svg:width="0.967cm" svg:height="1.501cm" svg:x="9.635cm" svg:y="4.8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4;p20" draw:style-name="gr12" draw:text-style-name="P9" draw:layer="layout" svg:width="1.296cm" svg:height="1.271cm" svg:x="7.181cm" svg:y="7.4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5;p20" draw:style-name="gr12" draw:text-style-name="P9" draw:layer="layout" svg:width="1.059cm" svg:height="1.271cm" svg:x="9.637cm" svg:y="7.4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6;p20" draw:style-name="gr10" draw:text-style-name="P16" draw:layer="layout" svg:width="1.638cm" svg:height="1.58cm" svg:x="6.361cm" svg:y="11.24cm">
          <text:p text:style-name="P1"><text:span text:style-name="T22">F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7;p20" draw:style-name="gr12" draw:text-style-name="P9" draw:layer="layout" svg:width="0.001cm" svg:height="0.934cm" svg:x="7.181cm" svg:y="10.3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;p20" draw:style-name="gr5" draw:text-style-name="P9" xml:id="id25" draw:id="id25" draw:layer="layout" svg:width="0.967cm" svg:height="1.501cm" svg:x="9.635cm" svg:y="4.8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9;p20" draw:style-name="gr5" draw:text-style-name="P9" xml:id="id27" draw:id="id27" draw:layer="layout" svg:width="1.296cm" svg:height="1.271cm" svg:x="7.181cm" svg:y="7.4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0;p20" draw:style-name="gr11" draw:text-style-name="P17" xml:id="id30" draw:id="id30" draw:layer="layout" svg:width="1.638cm" svg:height="1.58cm" svg:x="6.361cm" svg:y="11.24cm">
          <text:p text:style-name="P1"><text:span text:style-name="T23">F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1;p20" draw:style-name="gr5" draw:text-style-name="P9" xml:id="id29" draw:id="id29" draw:layer="layout" svg:width="0.001cm" svg:height="0.934cm" svg:x="7.181cm" svg:y="10.3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2;p20" draw:style-name="gr13" draw:text-style-name="P9" xml:id="id31" draw:id="id31" draw:layer="layout" svg:width="4.905cm" svg:height="1.296cm" draw:transform="rotate (1.5707963267949) translate (7.76cm 12.59cm)">
          <text:p/>
          <draw:enhanced-geometry draw:mirror-horizontal="false" draw:mirror-vertical="false" draw:text-areas="0 0 ?f5 ?f6" svg:viewBox="0 0 0 0" draw:type="ooxml-curvedConnector3" draw:modifiers="-2565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23;p20" draw:style-name="gr5" draw:text-style-name="P9" xml:id="id32" draw:id="id32" draw:layer="layout" svg:width="1.059cm" svg:height="1.271cm" svg:x="9.637cm" svg:y="7.4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4;p20" draw:style-name="gr13" draw:text-style-name="P9" xml:id="id34" draw:id="id34" draw:layer="layout" svg:width="3.89cm" svg:height="0.092cm" draw:transform="rotate (1.5707963267949) translate (11.184cm 8.956cm)">
          <text:p/>
          <draw:enhanced-geometry draw:mirror-horizontal="true" draw:mirror-vertical="false" draw:text-areas="0 0 ?f5 ?f6" svg:viewBox="0 0 0 0" draw:type="ooxml-curvedConnector3" draw:modifiers="5297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25;p20" draw:style-name="gr10" draw:text-style-name="P16" draw:layer="layout" svg:width="1.638cm" svg:height="1.58cm" svg:x="15.046cm" svg:y="7.94cm">
          <text:p text:style-name="P1"><text:span text:style-name="T22">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6;p20" draw:style-name="gr10" draw:text-style-name="P16" draw:layer="layout" svg:width="1.638cm" svg:height="1.58cm" svg:x="15.046cm" svg:y="10.567cm">
          <text:p text:style-name="P1"><text:span text:style-name="T22">H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7;p20" draw:style-name="gr12" draw:text-style-name="P9" draw:layer="layout" svg:width="3.282cm" svg:height="1.269cm" svg:x="12.003cm" svg:y="4.2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;p20" draw:style-name="gr12" draw:text-style-name="P9" draw:layer="layout" svg:width="0.001cm" svg:height="1.045cm" svg:x="15.866cm" svg:y="6.8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20" draw:style-name="gr12" draw:text-style-name="P9" draw:layer="layout" svg:width="0.001cm" svg:height="1.046cm" svg:x="15.866cm" svg:y="9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20" draw:style-name="gr11" draw:text-style-name="P17" xml:id="id36" draw:id="id36" draw:layer="layout" svg:width="1.638cm" svg:height="1.58cm" svg:x="15.046cm" svg:y="5.313cm">
          <text:p text:style-name="P1"><text:span text:style-name="T23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20" draw:style-name="gr11" draw:text-style-name="P17" xml:id="id38" draw:id="id38" draw:layer="layout" svg:width="1.638cm" svg:height="1.58cm" svg:x="15.046cm" svg:y="7.94cm">
          <text:p text:style-name="P1"><text:span text:style-name="T23">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2;p20" draw:style-name="gr11" draw:text-style-name="P17" xml:id="id40" draw:id="id40" draw:layer="layout" svg:width="1.638cm" svg:height="1.58cm" svg:x="15.046cm" svg:y="10.567cm">
          <text:p text:style-name="P1"><text:span text:style-name="T23">H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3;p20" draw:style-name="gr5" draw:text-style-name="P9" xml:id="id35" draw:id="id35" draw:layer="layout" svg:width="3.282cm" svg:height="1.269cm" svg:x="12.003cm" svg:y="4.2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20" draw:style-name="gr5" draw:text-style-name="P9" xml:id="id37" draw:id="id37" draw:layer="layout" svg:width="0.001cm" svg:height="1.046cm" svg:x="15.866cm" svg:y="6.8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20" draw:style-name="gr5" draw:text-style-name="P9" xml:id="id39" draw:id="id39" draw:layer="layout" svg:width="0.001cm" svg:height="1.046cm" svg:x="15.866cm" svg:y="9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20" draw:style-name="gr13" draw:text-style-name="P9" xml:id="id41" draw:id="id41" draw:layer="layout" svg:width="3.282cm" svg:height="6.523cm" draw:transform="rotate (-3.14159265358979) translate (15.046cm 11.358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37;p20" draw:style-name="gr14" draw:text-style-name="P17" draw:layer="layout" svg:width="0.967cm" svg:height="1.045cm" svg:x="16.2cm" svg:y="2.888cm">
          <text:p text:style-name="P1"><text:span text:style-name="T2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8;p20" draw:style-name="gr15" draw:text-style-name="P16" draw:layer="layout" svg:width="0.967cm" svg:height="0.934cm" svg:x="16.229cm" svg:y="1.572cm">
          <text:p text:style-name="P1"><text:span text:style-name="T2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9;p20" draw:style-name="gr4" draw:text-style-name="P8" draw:layer="layout" svg:width="7.172cm" svg:height="1.101cm" svg:x="17.26cm" svg:y="1.448cm">
          <text:p text:style-name="P5"><text:span text:style-name="T24">visitado(v) ≡ fal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0" draw:style-name="gr4" draw:text-style-name="P8" draw:layer="layout" svg:width="8.068cm" svg:height="1.101cm" svg:x="17.331cm" svg:y="2.886cm">
          <text:p text:style-name="P5"><text:span text:style-name="T24">visitado(v) ≡ verdadei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name="Google Shape;199;gc8f4a5eb0d_0_243:notes" draw:style-name="gr1" draw:layer="layout" svg:width="16.932cm" svg:height="9.524cm" svg:x="1.059cm" svg:y="1.905cm" draw:page-number="8" presentation:class="page"/>
          <draw:frame draw:name="Google Shape;200;gc8f4a5eb0d_0_24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ca em largura" draw:style-name="dp1" draw:master-page-name="TITLE_5f_ONLY" presentation:presentation-page-layout-name="AL3T19">
        <draw:frame draw:name="Google Shape;245;p21" presentation:style-name="pr11" draw:text-style-name="P2" draw:layer="layout" svg:width="8.942cm" svg:height="2.308cm" svg:x="0.866cm" svg:y="0.878cm" presentation:class="title" presentation:user-transformed="true">
          <draw:text-box>
            <text:p text:style-name="P5"><text:span text:style-name="T2">Busca em largura</text:span></text:p>
          </draw:text-box>
        </draw:frame>
        <draw:custom-shape draw:name="Google Shape;246;p21" draw:style-name="gr4" draw:text-style-name="P8" draw:layer="layout" svg:width="7.552cm" svg:height="1.185cm" svg:x="17.684cm" svg:y="0.347cm">
          <text:p text:style-name="P5"><text:span text:style-name="T15">Breadth-First Search (DF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7;p21" draw:style-name="standard" draw:layer="layout" svg:width="20.107cm" svg:height="9.658cm" svg:x="2.06cm" svg:y="3.778cm">
          <table:table>
            <table:table-column table:style-name="co1"/>
            <table:table-row table:style-name="ro1">
              <table:table-cell table:style-name="ce1">
                <text:p text:style-name="P5"><text:span text:style-name="T16">procedimento bfs(G, s):</text:span></text:p>
                <text:p text:style-name="P5"><text:span text:style-name="T16"><text:s text:c="10"/></text:span><text:span text:style-name="T17">∀ </text:span><text:span text:style-name="T17">v </text:span><text:span text:style-name="T16">∈ </text:span><text:span text:style-name="T18">V</text:span><text:span text:style-name="T16">:</text:span></text:p>
                <text:p text:style-name="P5"><text:span text:style-name="T16"><text:s text:c="17"/></text:span><text:span text:style-name="T16">visitado(v) ← falso</text:span></text:p>
                <text:p text:style-name="P5"><text:span text:style-name="T16"/></text:p>
                <text:p text:style-name="P5"><text:span text:style-name="T16"><text:s text:c="10"/></text:span><text:span text:style-name="T16">Q = </text:span><text:span text:style-name="T19">∅</text:span></text:p>
                <text:p text:style-name="P5"><text:span text:style-name="T16"><text:s text:c="10"/></text:span><text:span text:style-name="T16">visitado(s) ← verdadeiro</text:span></text:p>
                <text:p text:style-name="P5"><text:span text:style-name="T16"><text:s text:c="10"/></text:span><text:span text:style-name="T16">Q = Q ∪ {s}</text:span></text:p>
                <text:p text:style-name="P5"><text:span text:style-name="T16"><text:s text:c="10"/></text:span><text:span text:style-name="T16">enquanto Q </text:span><text:span text:style-name="T19">≠ ∅</text:span><text:span text:style-name="T16">:</text:span></text:p>
                <text:p text:style-name="P5"><text:span text:style-name="T16"><text:s text:c="16"/></text:span><text:span text:style-name="T16">v = </text:span><text:span text:style-name="T17">v </text:span><text:span text:style-name="T16">∈ Q : Q = Q\{v}</text:span></text:p>
                <text:p text:style-name="P5"><text:span text:style-name="T16"><text:s text:c="16"/></text:span><text:span text:style-name="T17">∀</text:span><text:span text:style-name="T21"> </text:span><text:span text:style-name="T21">{v,w} </text:span><text:span text:style-name="T16">∈ </text:span><text:span text:style-name="T18">E</text:span><text:span text:style-name="T16">:</text:span></text:p>
                <text:p text:style-name="P5"><text:span text:style-name="T16"><text:s text:c="16"/></text:span><text:span text:style-name="T16">se </text:span><text:span text:style-name="T19">¬</text:span><text:span text:style-name="T20"> </text:span><text:span text:style-name="T16">visitado(w):</text:span></text:p>
                <text:p text:style-name="P5"><text:span text:style-name="T16"><text:s text:c="24"/></text:span><text:span text:style-name="T16">visitado(w) ← verdadeiro</text:span></text:p>
                <text:p text:style-name="P5"><text:span text:style-name="T16"><text:s text:c="24"/></text:span><text:span text:style-name="T16">Q = Q ∪ {w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242;gc8f4a5eb0d_0_287:notes" draw:style-name="gr1" draw:layer="layout" svg:width="16.932cm" svg:height="9.524cm" svg:x="1.059cm" svg:y="1.905cm" draw:page-number="9" presentation:class="page"/>
          <draw:frame draw:name="Google Shape;243;gc8f4a5eb0d_0_28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ca em Largura" draw:style-name="dp1" draw:master-page-name="TITLE_5f_ONLY" presentation:presentation-page-layout-name="AL3T19">
        <draw:custom-shape draw:name="Google Shape;252;p22" draw:style-name="gr10" draw:text-style-name="P16" draw:layer="layout" svg:width="1.638cm" svg:height="1.58cm" svg:x="1.281cm" svg:y="8.725cm">
          <text:p text:style-name="P1"><text:span text:style-name="T22">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3;p22" draw:style-name="gr10" draw:text-style-name="P16" draw:layer="layout" svg:width="1.638cm" svg:height="1.58cm" svg:x="3.158cm" svg:y="6.103cm">
          <text:p text:style-name="P1"><text:span text:style-name="T22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54;p22" presentation:style-name="pr11" draw:text-style-name="P2" draw:layer="layout" svg:width="13.274cm" svg:height="2.308cm" svg:x="0.632cm" svg:y="0.377cm" presentation:class="title" presentation:user-transformed="true">
          <draw:text-box>
            <text:p text:style-name="P5"><text:span text:style-name="T2">Busca em Largura</text:span></text:p>
          </draw:text-box>
        </draw:frame>
        <draw:custom-shape draw:name="Google Shape;255;p22" draw:style-name="gr4" draw:text-style-name="P8" draw:layer="layout" svg:width="7.552cm" svg:height="1.185cm" svg:x="17.684cm" svg:y="0.347cm">
          <text:p text:style-name="P5"><text:span text:style-name="T15">Breadth-First Search (BF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22" draw:style-name="gr10" draw:text-style-name="P16" draw:layer="layout" svg:width="1.638cm" svg:height="1.58cm" svg:x="5.284cm" svg:y="3.484cm">
          <text:p text:style-name="P1"><text:span text:style-name="T22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7;p22" draw:style-name="gr11" draw:text-style-name="P17" xml:id="id42" draw:id="id42" draw:layer="layout" svg:width="1.638cm" svg:height="1.58cm" svg:x="5.284cm" svg:y="3.484cm">
          <text:p text:style-name="P1"><text:span text:style-name="T23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8;p22" draw:style-name="gr11" draw:text-style-name="P17" xml:id="id45" draw:id="id45" draw:layer="layout" svg:width="1.638cm" svg:height="1.58cm" svg:x="3.158cm" svg:y="6.103cm">
          <text:p text:style-name="P1"><text:span text:style-name="T23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9;p22" draw:style-name="gr11" draw:text-style-name="P17" xml:id="id50" draw:id="id50" draw:layer="layout" svg:width="1.638cm" svg:height="1.58cm" svg:x="1.281cm" svg:y="8.725cm">
          <text:p text:style-name="P1"><text:span text:style-name="T23">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0;p22" draw:style-name="gr10" draw:text-style-name="P16" draw:layer="layout" svg:width="1.638cm" svg:height="1.58cm" svg:x="4.797cm" svg:y="8.725cm">
          <text:p text:style-name="P1"><text:span text:style-name="T22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1;p22" draw:style-name="gr10" draw:text-style-name="P16" draw:layer="layout" svg:width="1.638cm" svg:height="1.58cm" svg:x="9.966cm" svg:y="5.952cm">
          <text:p text:style-name="P1"><text:span text:style-name="T22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2;p22" draw:style-name="gr11" draw:text-style-name="P17" xml:id="id52" draw:id="id52" draw:layer="layout" svg:width="1.638cm" svg:height="1.58cm" svg:x="4.797cm" svg:y="8.725cm">
          <text:p text:style-name="P1"><text:span text:style-name="T23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3;p22" draw:style-name="gr12" draw:text-style-name="P9" draw:layer="layout" svg:width="0.967cm" svg:height="1.501cm" svg:x="4.555cm" svg:y="4.8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4;p22" draw:style-name="gr12" draw:text-style-name="P9" draw:layer="layout" svg:width="1.296cm" svg:height="1.271cm" svg:x="2.101cm" svg:y="7.4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5;p22" draw:style-name="gr12" draw:text-style-name="P9" draw:layer="layout" svg:width="1.059cm" svg:height="1.271cm" svg:x="4.557cm" svg:y="7.4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22" draw:style-name="gr10" draw:text-style-name="P16" draw:layer="layout" svg:width="1.638cm" svg:height="1.58cm" svg:x="1.281cm" svg:y="11.24cm">
          <text:p text:style-name="P1"><text:span text:style-name="T22">F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7;p22" draw:style-name="gr12" draw:text-style-name="P9" draw:layer="layout" svg:width="0.001cm" svg:height="0.934cm" svg:x="2.101cm" svg:y="10.3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8;p22" draw:style-name="gr5" draw:text-style-name="P9" xml:id="id44" draw:id="id44" draw:layer="layout" svg:width="0.967cm" svg:height="1.501cm" svg:x="4.555cm" svg:y="4.8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9;p22" draw:style-name="gr5" draw:text-style-name="P9" xml:id="id49" draw:id="id49" draw:layer="layout" svg:width="1.296cm" svg:height="1.271cm" svg:x="2.101cm" svg:y="7.4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0;p22" draw:style-name="gr11" draw:text-style-name="P17" xml:id="id58" draw:id="id58" draw:layer="layout" svg:width="1.638cm" svg:height="1.58cm" svg:x="1.281cm" svg:y="11.24cm">
          <text:p text:style-name="P1"><text:span text:style-name="T23">F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1;p22" draw:style-name="gr5" draw:text-style-name="P9" xml:id="id57" draw:id="id57" draw:layer="layout" svg:width="0.001cm" svg:height="0.934cm" svg:x="2.101cm" svg:y="10.3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2;p22" draw:style-name="gr5" draw:text-style-name="P9" xml:id="id51" draw:id="id51" draw:layer="layout" svg:width="1.059cm" svg:height="1.271cm" svg:x="4.557cm" svg:y="7.4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3;p22" draw:style-name="gr10" draw:text-style-name="P16" draw:layer="layout" svg:width="1.638cm" svg:height="1.58cm" svg:x="9.966cm" svg:y="8.463cm">
          <text:p text:style-name="P1"><text:span text:style-name="T22">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4;p22" draw:style-name="gr10" draw:text-style-name="P16" draw:layer="layout" svg:width="1.638cm" svg:height="1.58cm" svg:x="9.966cm" svg:y="10.567cm">
          <text:p text:style-name="P1"><text:span text:style-name="T22">H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5;p22" draw:style-name="gr12" draw:text-style-name="P9" draw:layer="layout" svg:width="3.282cm" svg:height="1.908cm" svg:x="6.923cm" svg:y="4.2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;p22" draw:style-name="gr12" draw:text-style-name="P9" draw:layer="layout" svg:width="0.001cm" svg:height="0.93cm" svg:x="10.786cm" svg:y="7.5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7;p22" draw:style-name="gr12" draw:text-style-name="P9" draw:layer="layout" svg:width="0.001cm" svg:height="0.522cm" svg:x="10.786cm" svg:y="10.0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;p22" draw:style-name="gr11" draw:text-style-name="P17" xml:id="id47" draw:id="id47" draw:layer="layout" svg:width="1.638cm" svg:height="1.58cm" svg:x="9.966cm" svg:y="5.952cm">
          <text:p text:style-name="P1"><text:span text:style-name="T23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9;p22" draw:style-name="gr11" draw:text-style-name="P17" xml:id="id55" draw:id="id55" draw:layer="layout" svg:width="1.638cm" svg:height="1.58cm" svg:x="9.966cm" svg:y="8.463cm">
          <text:p text:style-name="P1"><text:span text:style-name="T23">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0;p22" draw:style-name="gr11" draw:text-style-name="P17" xml:id="id63" draw:id="id63" draw:layer="layout" svg:width="1.638cm" svg:height="1.58cm" svg:x="9.966cm" svg:y="10.567cm">
          <text:p text:style-name="P1"><text:span text:style-name="T23">H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1;p22" draw:style-name="gr5" draw:text-style-name="P9" xml:id="id46" draw:id="id46" draw:layer="layout" svg:width="3.282cm" svg:height="1.908cm" svg:x="6.923cm" svg:y="4.2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2;p22" draw:style-name="gr5" draw:text-style-name="P9" xml:id="id54" draw:id="id54" draw:layer="layout" svg:width="0.001cm" svg:height="0.93cm" svg:x="10.786cm" svg:y="7.5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3;p22" draw:style-name="gr5" draw:text-style-name="P9" xml:id="id60" draw:id="id60" draw:layer="layout" svg:width="0.001cm" svg:height="0.522cm" svg:x="10.786cm" svg:y="10.0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4;p22" draw:style-name="gr14" draw:text-style-name="P17" draw:layer="layout" svg:width="0.967cm" svg:height="1.045cm" svg:x="16.2cm" svg:y="2.888cm">
          <text:p text:style-name="P1"><text:span text:style-name="T23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5;p22" draw:style-name="gr15" draw:text-style-name="P16" draw:layer="layout" svg:width="0.967cm" svg:height="0.934cm" svg:x="16.229cm" svg:y="1.572cm">
          <text:p text:style-name="P1"><text:span text:style-name="T2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6;p22" draw:style-name="gr4" draw:text-style-name="P8" draw:layer="layout" svg:width="7.172cm" svg:height="1.101cm" svg:x="17.26cm" svg:y="1.448cm">
          <text:p text:style-name="P5"><text:span text:style-name="T24">visitado(v) ≡ fal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22" draw:style-name="gr4" draw:text-style-name="P8" draw:layer="layout" svg:width="8.068cm" svg:height="1.101cm" svg:x="17.331cm" svg:y="2.886cm">
          <text:p text:style-name="P5"><text:span text:style-name="T24">visitado(v) ≡ verdadei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22" draw:style-name="gr4" draw:text-style-name="P8" xml:id="id43" draw:id="id43" draw:layer="layout" svg:width="3.282cm" svg:height="1.101cm" svg:x="9.545cm" svg:y="3.484cm">
          <text:p text:style-name="P5"><text:span text:style-name="T25">Q = {A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2" draw:style-name="gr4" draw:text-style-name="P8" xml:id="id48" draw:id="id48" draw:layer="layout" svg:width="3.282cm" svg:height="1.101cm" svg:x="12.828cm" svg:y="6.309cm">
          <text:p text:style-name="P5"><text:span text:style-name="T25">Q = {B,C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22" draw:style-name="gr4" draw:text-style-name="P8" xml:id="id53" draw:id="id53" draw:layer="layout" svg:width="4.465cm" svg:height="1.101cm" svg:x="12.828cm" svg:y="7.052cm">
          <text:p text:style-name="P5"><text:span text:style-name="T25">Q = {C,E,D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22" draw:style-name="gr4" draw:text-style-name="P8" xml:id="id56" draw:id="id56" draw:layer="layout" svg:width="4.465cm" svg:height="1.101cm" svg:x="12.828cm" svg:y="7.684cm">
          <text:p text:style-name="P5"><text:span text:style-name="T25">Q = {E,D,G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22" draw:style-name="gr4" draw:text-style-name="P8" xml:id="id59" draw:id="id59" draw:layer="layout" svg:width="4.465cm" svg:height="1.101cm" svg:x="12.836cm" svg:y="8.398cm">
          <text:p text:style-name="P5"><text:span text:style-name="T25">Q = {D,G,F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2" draw:style-name="gr4" draw:text-style-name="P8" xml:id="id61" draw:id="id61" draw:layer="layout" svg:width="4.465cm" svg:height="1.101cm" svg:x="12.843cm" svg:y="9.086cm">
          <text:p text:style-name="P5"><text:span text:style-name="T25">Q = {G,F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2" draw:style-name="gr4" draw:text-style-name="P8" xml:id="id62" draw:id="id62" draw:layer="layout" svg:width="3.949cm" svg:height="1.101cm" svg:x="12.867cm" svg:y="9.937cm">
          <text:p text:style-name="P5"><text:span text:style-name="T25">Q = {F,H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22" draw:style-name="gr4" draw:text-style-name="P8" xml:id="id64" draw:id="id64" draw:layer="layout" svg:width="3.949cm" svg:height="1.101cm" svg:x="12.867cm" svg:y="11.475cm">
          <text:p text:style-name="P5"><text:span text:style-name="T25">Q = {H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22" draw:style-name="gr4" draw:text-style-name="P8" xml:id="id65" draw:id="id65" draw:layer="layout" svg:width="3.949cm" svg:height="1.101cm" svg:x="12.867cm" svg:y="12.546cm">
          <text:p text:style-name="P5"><text:span text:style-name="T25">Q = {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.1s" smil:targetElement="id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1s" smil:dur="0.001s" smil:fill="hold" smil:targetElement="id4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xit" presentation:preset-id="ooo-exit-disappear">
                  <anim:set smil:begin="1.2s" smil:dur="0.001s" smil:fill="hold" smil:targetElement="id4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xit" presentation:preset-id="ooo-exit-disappear">
                  <anim:set smil:begin="1s" smil:dur="0.001s" smil:fill="hold" smil:targetElement="id5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xit" presentation:preset-id="ooo-exit-disappear">
                  <anim:set smil:begin="1.2s" smil:dur="0.001s" smil:fill="hold" smil:targetElement="id5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xit" presentation:preset-id="ooo-exit-disappear">
                  <anim:set smil:begin="1s" smil:dur="0.001s" smil:fill="hold" smil:targetElement="id5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1s" smil:dur="0.001s" smil:fill="hold" smil:targetElement="id6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1s" smil:dur="0.001s" smil:fill="hold" smil:targetElement="id6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1s" smil:dur="0.001s" smil:fill="hold" smil:targetElement="id6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</anim:seq>
        </anim:par>
        <presentation:notes draw:style-name="dp2">
          <draw:page-thumbnail draw:name="Google Shape;249;gc8f4a5eb0d_0_293:notes" draw:style-name="gr1" draw:layer="layout" svg:width="16.932cm" svg:height="9.524cm" svg:x="1.059cm" svg:y="1.905cm" draw:page-number="10" presentation:class="page"/>
          <draw:frame draw:name="Google Shape;250;gc8f4a5eb0d_0_29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35cm" draw:distance="0.105cm"/>
    <draw:stroke-dash draw:name="Dashed_20__28_var_29__20_6" draw:display-name="Dashed (var) 6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57;p12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6;p3" draw:style-name="Mgr3" draw:text-style-name="MP5" draw:layer="backgroundobjects" svg:width="3.004cm" svg:height="3.124cm" svg:x="21.1cm" svg:y="1.278cm">
        <text:p/>
        <draw:enhanced-geometry draw:mirror-horizontal="tru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7;p3" draw:style-name="Mgr3" draw:text-style-name="MP5" draw:layer="backgroundobjects" svg:width="3.004cm" svg:height="3.124cm" draw:transform="rotate (-3.14159265358979) translate (4.3cm 13.009cm)">
        <text:p/>
        <draw:enhanced-geometry draw:mirror-horizontal="tru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8;p3" presentation:style-name="SECTION_5f_HEADER-title" draw:layer="backgroundobjects" svg:width="21.101cm" svg:height="4.251cm" svg:x="2.149cm" svg:y="5.018cm" presentation:class="title" presentation:placeholder="true" presentation:user-transformed="true">
        <draw:text-box/>
      </draw:frame>
      <draw:frame draw:name="Google Shape;19;p3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31;p6" presentation:style-name="TITLE_5f_ONL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32;p6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9"/>
    <meta:generator>LibreOfficeDev/6.0.5.2$Linux_X86_64 LibreOffice_project/</meta:generator>
  </office:meta>
</office:document-meta>
</file>